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4144" officeooo:paragraph-rsid="00074144"/>
    </style:style>
    <style:style style:name="P2" style:family="paragraph" style:parent-style-name="Standard">
      <style:text-properties officeooo:rsid="0008fb41" officeooo:paragraph-rsid="0008fb41"/>
    </style:style>
    <style:style style:name="P3" style:family="paragraph" style:parent-style-name="Standard">
      <style:text-properties officeooo:rsid="000a2299" officeooo:paragraph-rsid="000a2299"/>
    </style:style>
    <style:style style:name="P4" style:family="paragraph" style:parent-style-name="Standard">
      <style:paragraph-properties fo:padding="0.049cm" fo:border="0.06pt solid #000000" style:shadow="none"/>
      <style:text-properties officeooo:rsid="00074144" officeooo:paragraph-rsid="00074144"/>
    </style:style>
    <style:style style:name="P5" style:family="paragraph" style:parent-style-name="Standard">
      <style:paragraph-properties fo:padding="0.049cm" fo:border="0.06pt solid #000000" style:shadow="none"/>
      <style:text-properties officeooo:rsid="0008fb41" officeooo:paragraph-rsid="0008fb41"/>
    </style:style>
    <style:style style:name="P6" style:family="paragraph" style:parent-style-name="Standard">
      <style:paragraph-properties fo:padding="0.049cm" fo:border="0.06pt solid #000000" style:shadow="none"/>
      <style:text-properties officeooo:rsid="000a2299" officeooo:paragraph-rsid="000a2299"/>
    </style:style>
    <style:style style:name="P7" style:family="paragraph" style:parent-style-name="Standard">
      <style:paragraph-properties fo:padding="0.049cm" fo:border="0.06pt solid #000000" style:shadow="none"/>
      <style:text-properties officeooo:rsid="000acddd" officeooo:paragraph-rsid="000acddd"/>
    </style:style>
    <style:style style:name="P8" style:family="paragraph" style:parent-style-name="Standard">
      <style:paragraph-properties fo:padding="0.049cm" fo:border="0.06pt solid #000000" style:shadow="none"/>
      <style:text-properties officeooo:rsid="00074144" officeooo:paragraph-rsid="000acddd"/>
    </style:style>
    <style:style style:name="P9" style:family="paragraph" style:parent-style-name="Standard">
      <style:paragraph-properties fo:padding="0.049cm" fo:border="0.06pt solid #000000" style:shadow="none"/>
      <style:text-properties officeooo:rsid="0008fb41" officeooo:paragraph-rsid="0008fb41"/>
    </style:style>
    <style:style style:name="P10" style:family="paragraph" style:parent-style-name="Standard">
      <style:paragraph-properties fo:padding="0.049cm" fo:border="0.06pt solid #000000" style:shadow="none"/>
      <style:text-properties officeooo:rsid="000b3ac4" officeooo:paragraph-rsid="000b3ac4"/>
    </style:style>
    <style:style style:name="T1" style:family="text">
      <style:text-properties officeooo:rsid="000acd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Lors de la promotion de votre contrôleur de domaine vous avez obtenu la fenêtre suivante :</text:p>
      <text:p text:style-name="Standard"/>
      <text:p text:style-name="Standard"><draw:frame draw:style-name="fr1" draw:name="Image1" text:anchor-type="paragraph" svg:width="17cm" svg:height="7.07cm" draw:z-index="0"><draw:image/></draw:frame></text:p>
      <text:p text:style-name="P1">On y parle de « Global Catalog (GC) ».</text:p>
      <text:p text:style-name="P1">Expliquez ce qu’il contient et à quoi il sert dans le cadre ci-dessous.</text:p>
      <text:p text:style-name="P4"/>
      <text:p text:style-name="P7">Le global catalog contient un ensemble d'objets mis à disposition des utilisateurs et applications.</text:p>
      <text:p text:style-name="P7">Cela correspond aux nomages (machines, domaines, etc)</text:p>
      <text:p text:style-name="P8"/>
      <text:p text:style-name="P7">Ici cela va donc correspondre aux machines présente dans le domains et les services présent.</text:p>
      <text:p text:style-name="P4"/>
      <text:p text:style-name="P4"/>
      <text:p text:style-name="P4"/>
      <text:p text:style-name="P4"/>
      <text:p text:style-name="P4"/>
      <text:p text:style-name="P1"/>
      <text:p text:style-name="P1">Est-il utile pendant cette séance de TD ? Argumentez votre réponse dans le cadre ci-dessous :</text:p>
      <text:p text:style-name="P1"/>
      <text:p text:style-name="P4"/>
      <text:p text:style-name="P4"/>
      <text:p text:style-name="P4"/>
      <text:p text:style-name="P4"/>
      <text:p text:style-name="P4"/>
      <text:p text:style-name="P4"/>
      <text:p text:style-name="P4"/>
      <text:p text:style-name="P4"/>
      <text:p text:style-name="P4"/>
      <text:p text:style-name="P4"/>
      <text:p text:style-name="P1"/>
      <text:p text:style-name="P2">Toujours pendant la « promotion » de votre serveur AD vous avez obtenu ceci :</text:p>
      <text:p text:style-name="P2"/>
      <text:p text:style-name="P2"><draw:frame draw:style-name="fr2" draw:name="Image2" text:anchor-type="paragraph" svg:width="17cm" svg:height="9.657cm" draw:z-index="1"><draw:image/></draw:frame><text:soft-page-break/></text:p>
      <text:p text:style-name="P2">Expliquez ce que signifie ce « warning » dans le cadre ci-dessous :</text:p>
      <text:p text:style-name="P5"/>
      <text:p text:style-name="P5"><text:s/><text:span text:style-name="T1">On obtient ce warning car notre serveur n'est pas lié à un serveur DNS windows. Cette erreur dit alors que l'on ne peut pas créer la délégation car on à pas de serveur parent</text:span></text:p>
      <text:p text:style-name="P5"/>
      <text:p text:style-name="P5"><text:s/></text:p>
      <text:p text:style-name="P5"/>
      <text:p text:style-name="P5"/>
      <text:p text:style-name="P5"/>
      <text:p text:style-name="P5"/>
      <text:p text:style-name="P2"/>
      <text:p text:style-name="P3">Toujours lors de la « promotion » de votre serveur vous avez obtenu l’information suivante :</text:p>
      <text:p text:style-name="P3"/>
      <text:p text:style-name="P3"><draw:frame draw:style-name="fr3" draw:name="Image3" text:anchor-type="paragraph" svg:width="13.097cm" svg:height="2.725cm" draw:z-index="2"><draw:image/></draw:frame></text:p>
      <text:p text:style-name="P3">Qu’est-ce que cela signifie si vous avez des serveurs de type « Windows NT 4,0 » sur votre réseau d’entreprise ? Répondez dans le cadre ci-dessous :</text:p>
      <text:p text:style-name="P10">Cela signifie que l'on ne peut pas utiliser d'algorithmes de cryptage par defaults trop faibles quand on établit une session. Cela signifie qu'il faut avoir un alogorithme performant ou changer la politique</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1:54:32.001209572</meta:creation-date>
    <dc:date>2018-05-28T16:28:45.079416469</dc:date>
    <meta:editing-duration>PT16M8S</meta:editing-duration>
    <meta:editing-cycles>5</meta:editing-cycles>
    <meta:generator>LibreOffice/4.3.3.2$Linux_X86_64 LibreOffice_project/430m0$Build-2</meta:generator>
    <dc:creator>Coquerant Logan</dc:creator>
    <meta:document-statistic meta:table-count="0" meta:image-count="3" meta:object-count="0" meta:page-count="2" meta:paragraph-count="14" meta:word-count="227" meta:character-count="1302" meta:non-whitespace-character-count="1086"/>
  </office:meta>
</office:document-meta>
</file>